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/>
    </style:style>
    <style:style style:name="P12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3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weight="normal" style:font-weight-asian="normal" style:font-style-complex="italic" style:font-weight-complex="normal"/>
    </style:style>
    <style:style style:name="P14" style:family="paragraph" style:parent-style-name="Standard" style:master-page-name="Standard">
      <style:paragraph-properties style:page-number="auto" style:snap-to-layout-grid="false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5">Crear usuari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4">Nombre del Caso de Uso: </text:span><text:span text:style-name="UC_5f_NormalAzul_20_Car"><text:span text:style-name="T3">Crear usuario</text:span></text:span></text:p>
          </table:table-cell>
          <table:table-cell table:style-name="Tabla1.B1" office:value-type="string">
            <text:p text:style-name="P3"><text:span text:style-name="T1">Nro. de Caso de Uso:</text:span> CU 14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Permitir al administrador crear nuevos usuarios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</text:p>
            <text:list xml:id="list14348084012" text:style-name="L1">
              <text:list-item>
                <text:p text:style-name="P15"><text:span text:style-name="UC_5f_NormalAzul_20_Car"><text:span text:style-name="T3">El usuario tiene que estar registrado en el sistema.</text:span></text:span></text:p>
              </text:list-item>
              <text:list-item>
                <text:p text:style-name="P15"><text:span text:style-name="UC_5f_NormalAzul_20_Car"><text:span text:style-name="T2">El usuario debe ser administrador con los permisos para registrar nuevos usuarios.</text:span></text:span></text:p>
              </text:list-item>
              <text:list-item>
                <text:p text:style-name="P15"><text:span text:style-name="UC_5f_NormalAzul_20_Car"><text:span text:style-name="T2">El usuario debe iniciar sesión en el sistema.</text:span></text:span></text:p>
              </text:list-item>
              <text:list-item>
                <text:p text:style-name="P15"><text:span text:style-name="UC_5f_NormalAzul_20_Car"><text:span text:style-name="T2">Debe existir el rol para asignar al usuari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4">Post- Condiciones:</text:span><text:span text:style-name="T3"> </text:span><text:span text:style-name="UC_5f_NormalAzul_20_Car"><text:span text:style-name="T3">Registro de nuevos usuarios en la base de datos del sistema con sus atributos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3">DCU </text:span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3">1. Selecciona la opción administración usuario.</text:p>
          </table:table-cell>
          <table:table-cell table:style-name="Tabla2.A1" office:value-type="string">
            <text:p text:style-name="P8">2. Verifica que el usuario tenga los permisos relacionados con la administración de usuario.</text:p>
          </table:table-cell>
        </table:table-row>
        <table:table-row table:style-name="Tabla2.4">
          <table:table-cell table:style-name="Tabla2.A2" office:value-type="string">
            <text:p text:style-name="P9">3. Selecciona la opción crear.</text:p>
          </table:table-cell>
          <table:table-cell table:style-name="Tabla2.A1" office:value-type="string">
            <text:p text:style-name="P3">4. El sistema muestra una ventana con los campos editables del nuevo usuario: usuario, nombre, apellido, password, correo, domicilio, telefono, fecha_nac, roles.</text:p>
          </table:table-cell>
        </table:table-row>
        <table:table-row table:style-name="Tabla2.4">
          <table:table-cell table:style-name="Tabla2.A5" office:value-type="string">
            <text:p text:style-name="P9">5. Llena los campos y selecciona un rol para el usuario.</text:p>
          </table:table-cell>
          <table:table-cell table:style-name="Tabla2.B5" office:value-type="string">
            <text:p text:style-name="P3"/>
          </table:table-cell>
        </table:table-row>
        <table:table-row table:style-name="Tabla2.4">
          <table:table-cell table:style-name="Tabla2.A5" office:value-type="string">
            <text:p text:style-name="P9">6. Seleccionar opción asignar rol.</text:p>
          </table:table-cell>
          <table:table-cell table:style-name="Tabla2.B5" office:value-type="string">
            <text:p text:style-name="P3">7. Lista roles y permite añadir roles</text:p>
          </table:table-cell>
        </table:table-row>
        <table:table-row table:style-name="Tabla2.4">
          <table:table-cell table:style-name="Tabla2.A5" office:value-type="string">
            <text:p text:style-name="P9">8. Seleccionar roles.</text:p>
          </table:table-cell>
          <table:table-cell table:style-name="Tabla2.B5" office:value-type="string">
            <text:p text:style-name="P3"/>
          </table:table-cell>
        </table:table-row>
        <table:table-row table:style-name="Tabla2.4">
          <table:table-cell table:style-name="Tabla2.A5" office:value-type="string">
            <text:p text:style-name="P9">9. El usuario seelecciona guardar.</text:p>
          </table:table-cell>
          <table:table-cell table:style-name="Tabla2.B5" office:value-type="string">
            <text:p text:style-name="P3">10. Verifica los datos ingresados</text:p>
          </table:table-cell>
        </table:table-row>
        <table:table-row table:style-name="Tabla2.4">
          <table:table-cell table:style-name="Tabla2.A5" office:value-type="string">
            <text:p text:style-name="P9"/>
          </table:table-cell>
          <table:table-cell table:style-name="Tabla2.B5" office:value-type="string">
            <text:p text:style-name="P3">11. Guarda el nuevo usuario y automáticamente le asigna un identificador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229496336" text:style-name="WW8Num8">
              <text:list-item>
                <text:p text:style-name="P17"><text:s/>Cancelar</text:p>
              </text:list-item>
            </text:list>
            <text:p text:style-name="P11"><text:span text:style-name="T6">En el paso </text:span><text:span text:style-name="T6">9</text:span><text:span text:style-name="T6"> el camino exitoso, si el usuario presiona el botón cancelar en lugar de guardar , en el paso </text:span><text:span text:style-name="T6">11</text:span><text:span text:style-name="T6"> </text:span><text:span text:style-name="T6">el sistema no guardara el nuevo </text:span><text:span text:style-name="T6">usuario</text:span><text:span text:style-name="T6">, lo que hará es cerrar la ventana de </text:span><text:span text:style-name="T6">creación de usuario</text:span><text:span text:style-name="T6">.</text:span></text:p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6">E1. Campos obligatorios</text:p>
            <text:p text:style-name="P12">En el paso 10 el camino exitoso, si el usuario no llena el campo usuario, nombre, apellido, password, correo, domicilio, telefono, fecha_nac y selección de roles; al presionar guardar, el sistema mostrara un mensaje indicando que debe rellenarse los campos necesariamente, y vuelve al paso 5.</text:p>
            <text:p text:style-name="P6">E2. Usuario único</text:p>
            <text:p text:style-name="P13">En el paso 11, el usuario debe ser único. Si ya existe, el sistema no permite <text:soft-page-break/>guardar el nuevo usuario. Y al administrador se muestra un mensaje indicando que no se puede guardar.</text:p>
            <text:p text:style-name="P6">E3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Ninguno.</text:p>
          </table:table-cell>
        </table:table-row>
        <table:table-row table:style-name="Tabla5.2">
          <table:table-cell table:style-name="Tabla5.A1" office:value-type="string">
            <text:p text:style-name="P3">Asociaciones de Inclusión: Validar datos del usuario, Asignar Rol</text:p>
          </table:table-cell>
        </table:table-row>
        <table:table-row table:style-name="Tabla5.1">
          <table:table-cell table:style-name="Tabla5.A1" office:value-type="string">
            <text:p text:style-name="P3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3">Casos de Uso al que extiende: Administrar usuario</text:p>
          </table:table-cell>
        </table:table-row>
        <table:table-row table:style-name="Tabla5.1">
          <table:table-cell table:style-name="Tabla5.A1" office:value-type="string">
            <text:p text:style-name="P3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RF42 al RF47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8:27</meta:creation-date>
    <dc:date>2013-03-22T23:05:35</dc:date>
    <dc:creator>elena </dc:creator>
    <meta:editing-duration>PT34M54S</meta:editing-duration>
    <meta:editing-cycles>16</meta:editing-cycles>
    <meta:generator>LibreOffice/3.5$Linux_x86 LibreOffice_project/350m1$Build-2</meta:generator>
    <meta:document-statistic meta:table-count="5" meta:image-count="0" meta:object-count="0" meta:page-count="2" meta:paragraph-count="43" meta:word-count="399" meta:character-count="2485" meta:non-whitespace-character-count="2131"/>
  </office:meta>
</office:document-meta>
</file>